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64cm" svg:height="1.524cm" svg:x="4.175cm" svg:y="4.429cm">
          <text:p text:style-name="P1">T = A.K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064cm" svg:height="1.651cm" svg:x="11.414cm" svg:y="3.794cm">
          <text:p text:style-name="P1">K<text:span text:style-name="T1">i+1</text:span> = M<text:span text:style-name="T2">-1</text:span>.T<text:span text:style-name="T1">i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8.239cm" svg:y1="5.191cm" svg:x2="11.414cm" svg:y2="4.619cm" draw:start-shape="id1" draw:start-glue-point="1" draw:end-shape="id2" draw:end-glue-point="3" svg:d="m8239 5191h501l2173-572h501" svg:viewBox="0 0 3176 573">
          <text:p/>
        </draw:connector>
        <draw:custom-shape draw:style-name="gr1" draw:text-style-name="P1" xml:id="id3" draw:id="id3" draw:layer="layout" svg:width="5.842cm" svg:height="2.921cm" svg:x="13.192cm" svg:y="7.096cm">
          <text:p text:style-name="P1">Do Local K<text:span text:style-name="T1">i+1</text:span>.N<text:span text:style-name="T1">j</text:span></text:p>
          <text:p text:style-name="P1">j=0..i &amp;<text:line-break/>Start Global Su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446cm" svg:y1="5.445cm" svg:x2="16.113cm" svg:y2="7.096cm" draw:start-shape="id2" draw:start-glue-point="2" draw:end-shape="id3" draw:end-glue-point="0" svg:d="m13446 5445v500l2667 649v502" svg:viewBox="0 0 2668 1652">
          <text:p/>
        </draw:connector>
        <draw:custom-shape draw:style-name="gr1" draw:text-style-name="P1" xml:id="id4" draw:id="id4" draw:layer="layout" svg:width="5.461cm" svg:height="2.794cm" svg:x="14.335cm" svg:y="11.541cm">
          <text:p text:style-name="P1">Finish Global Sum</text:p>
          <text:p text:style-name="P1">For full K<text:span text:style-name="T1">i+1</text:span>.N<text:span text:style-name="T1">j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6.113cm" svg:y1="10.017cm" svg:x2="17.065cm" svg:y2="11.541cm" draw:start-shape="id3" draw:start-glue-point="2" draw:end-shape="id4" draw:end-glue-point="0" svg:d="m16113 10017v500l952 523v501" svg:viewBox="0 0 953 1525">
          <text:p/>
        </draw:connector>
        <draw:custom-shape draw:style-name="gr1" draw:text-style-name="P1" xml:id="id5" draw:id="id5" draw:layer="layout" svg:width="8.128cm" svg:height="3.048cm" svg:x="11.541cm" svg:y="15.732cm">
          <text:p text:style-name="P1"><text:span text:style-name="T3">(Orthogonalized)</text:span></text:p>
          <text:p text:style-name="P1">S=K<text:span text:style-name="T1">i+1</text:span>- Sum<text:span text:style-name="T1">j</text:span>(K<text:span text:style-name="T1">i+1</text:span>.N<text:span text:style-name="T1">j</text:span>) N<text:span text:style-name="T1">j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7.065cm" svg:y1="14.335cm" svg:x2="15.605cm" svg:y2="15.732cm" draw:start-shape="id4" draw:start-glue-point="2" draw:end-shape="id5" draw:end-glue-point="0" svg:d="m17065 14335v501l-1460 395v501" svg:viewBox="0 0 1461 1398">
          <text:p/>
        </draw:connector>
        <draw:custom-shape draw:style-name="gr1" draw:text-style-name="P1" xml:id="id6" draw:id="id6" draw:layer="layout" svg:width="5.334cm" svg:height="2.413cm" svg:x="13.446cm" svg:y="21.193cm">
          <text:p text:style-name="P1">Do Local S.S &amp;</text:p>
          <text:p text:style-name="P1">Start Global Su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5.605cm" svg:y1="18.78cm" svg:x2="16.113cm" svg:y2="21.193cm" draw:start-shape="id5" draw:start-glue-point="2" draw:end-shape="id6" draw:end-glue-point="0" svg:d="m15605 18780v501l508 1410v502" svg:viewBox="0 0 509 2414">
          <text:p/>
        </draw:connector>
        <draw:custom-shape draw:style-name="gr1" draw:text-style-name="P1" xml:id="id7" draw:id="id7" draw:layer="layout" svg:width="5.842cm" svg:height="2.667cm" svg:x="4.556cm" svg:y="19.796cm">
          <text:p text:style-name="P1">Finish S.S</text:p>
          <text:p text:style-name="P1">Global Sum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13.446cm" svg:y1="22.399cm" svg:x2="10.398cm" svg:y2="21.129cm" draw:start-shape="id6" draw:start-glue-point="3" draw:end-shape="id7" svg:d="m13446 22399h-501l-2046-1270h-501" svg:viewBox="0 0 3049 1271">
          <text:p/>
        </draw:connector>
        <draw:custom-shape draw:style-name="gr1" draw:text-style-name="P1" xml:id="id8" draw:id="id8" draw:layer="layout" svg:width="6.35cm" svg:height="2.54cm" svg:x="3.032cm" svg:y="13.827cm">
          <text:p text:style-name="P1"><text:span text:style-name="T3">(Orthonormalized)</text:span></text:p>
          <text:p text:style-name="P1">N<text:span text:style-name="T1">i+1</text:span> = S/sqrt(S.S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7.477cm" svg:y1="19.796cm" svg:x2="6.207cm" svg:y2="16.367cm" draw:start-shape="id7" draw:start-glue-point="0" draw:end-shape="id8" draw:end-glue-point="2" svg:d="m7477 19796v-502l-1270-2426v-501" svg:viewBox="0 0 1271 3430">
          <text:p/>
        </draw:connector>
        <draw:connector draw:style-name="gr2" draw:text-style-name="P1" draw:layer="layout" draw:type="lines" svg:x1="6.207cm" svg:y1="13.827cm" svg:x2="13.192cm" svg:y2="8.556cm" draw:start-shape="id8" draw:start-glue-point="0" draw:end-shape="id3" draw:end-glue-point="3" svg:d="m6207 13827v-501l6484-4770h501" svg:viewBox="0 0 6986 5272">
          <text:p/>
        </draw:connector>
        <draw:frame draw:style-name="gr3" draw:layer="layout" svg:width="10.861cm" svg:height="2.384cm" svg:x="1.381cm" svg:y="24.016cm">
          <draw:text-box>
            <text:p>NOTE:<text:tab/>T and S are temp vectors</text:p>
            <text:p><text:tab/><text:tab/>K are the Krylov basis</text:p>
            <text:p><text:tab/><text:tab/>N are the orthonormal basis</text:p>
          </draw:text-box>
        </draw:frame>
        <draw:connector draw:style-name="gr4" draw:text-style-name="P1" draw:layer="layout" draw:type="lines" svg:x1="13.192cm" svg:y1="8.556cm" svg:x2="6.207cm" svg:y2="5.953cm" draw:start-shape="id3" draw:start-glue-point="3" draw:end-shape="id1" draw:end-glue-point="2" svg:d="m13192 8556h-501l-6484-2102v-501" svg:viewBox="0 0 6986 2604">
          <text:p text:style-name="P1">Move on to i+2</text:p>
        </draw:connector>
        <draw:custom-shape draw:style-name="gr1" draw:text-style-name="P1" xml:id="id9" draw:id="id9" draw:layer="layout" svg:width="4.572cm" svg:height="3.302cm" svg:x="2.651cm" svg:y="7.858cm">
          <text:p text:style-name="P1">Solve Least</text:p>
          <text:p text:style-name="P1">Squares over</text:p>
          <text:p text:style-name="P1">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s" svg:x1="6.207cm" svg:y1="13.827cm" svg:x2="4.937cm" svg:y2="11.16cm" draw:start-shape="id8" draw:start-glue-point="0" draw:end-shape="id9" draw:end-glue-point="2" svg:d="m6207 13827v-501l-1270-1665v-501" svg:viewBox="0 0 1271 26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Prinkey</meta:initial-creator>
    <meta:creation-date>2016-03-16T19:19:45.563671602</meta:creation-date>
    <dc:date>2016-03-16T21:21:47.296788291</dc:date>
    <dc:creator>Michael Prinkey</dc:creator>
    <meta:editing-duration>PT59S</meta:editing-duration>
    <meta:editing-cycles>1</meta:editing-cycles>
    <meta:document-statistic meta:object-count="20"/>
    <meta:generator>LibreOffice/4.1.6.2$Linux_X86_64 LibreOffice_project/410m0$Build-2</meta:generator>
  </office:meta>
</office:document-meta>
</file>